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49d67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956b" officeooo:paragraph-rsid="005b95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e4d5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fddc" officeooo:paragraph-rsid="0056fdd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f5fd2" officeooo:paragraph-rsid="00529bf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9775" officeooo:paragraph-rsid="00539775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214d4" officeooo:paragraph-rsid="0053977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541d2" officeooo:paragraph-rsid="005541d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6fddc" officeooo:paragraph-rsid="0056fdd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d677" officeooo:paragraph-rsid="0019eb2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d677" officeooo:paragraph-rsid="0049d6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5b956b"/>
    </style:style>
    <style:style style:name="P16" style:family="paragraph" style:parent-style-name="Standard">
      <style:paragraph-properties fo:text-align="center" style:justify-single-word="false"/>
      <style:text-properties officeooo:paragraph-rsid="0019eb2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539775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539775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539775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e4d5" officeooo:paragraph-rsid="0052e4d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8bed" officeooo:paragraph-rsid="005d8be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14d4" officeooo:paragraph-rsid="0053977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14d4" officeooo:paragraph-rsid="0053977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6fdd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41d2" officeooo:paragraph-rsid="005541d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1b71c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cf9f" officeooo:paragraph-rsid="00529bf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5541d2" officeooo:paragraph-rsid="005541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9775" style:font-weight-asian="bold" style:font-weight-complex="bold"/>
    </style:style>
    <style:style style:name="T3" style:family="text">
      <style:text-properties fo:font-weight="bold" officeooo:rsid="0051535c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214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529bf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53977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5541d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style="normal" fo:font-weight="normal" officeooo:rsid="005b956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style="normal" fo:font-weight="bold" officeooo:rsid="00539775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a5ab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b587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2d908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f7a9c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2d90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573962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b956b" style:font-size-asian="12pt" style:font-weight-asian="normal" style:font-size-complex="12pt" style:font-weight-complex="normal"/>
    </style:style>
    <style:style style:name="T22" style:family="text">
      <style:text-properties officeooo:rsid="00529bfa"/>
    </style:style>
    <style:style style:name="T23" style:family="text">
      <style:text-properties officeooo:rsid="00539775"/>
    </style:style>
    <style:style style:name="T24" style:family="text">
      <style:text-properties officeooo:rsid="0052d908"/>
    </style:style>
    <style:style style:name="T25" style:family="text">
      <style:text-properties officeooo:rsid="00573962"/>
    </style:style>
    <style:style style:name="T26" style:family="text">
      <style:text-properties officeooo:rsid="0051535c"/>
    </style:style>
    <style:style style:name="T27" style:family="text">
      <style:text-properties officeooo:rsid="005f7a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8">053</text:span><text:span text:style-name="T12"> - </text:span><text:span text:style-name="T13">A/G</text:span><text:span text:style-name="T14"> - </text:span><text:span text:style-name="T15">CBU dispensers</text:span></text:p>
      <text:p text:style-name="P13"/>
      <text:p text:style-name="P14">Master Arm ... ON (B2 button)</text:p>
      <text:p text:style-name="P1"/>
      <text:p text:style-name="P15"><text:span text:style-name="T16">C</text:span><text:span text:style-name="T17">BU-1/A</text:span><text:span text:style-name="T19"> -- </text:span><text:span text:style-name="T21">A</text:span><text:span text:style-name="T19">ntipersonnel</text:span><text:span text:style-name="T20">, 101x </text:span><text:span text:style-name="T21">bomblets</text:span><text:span text:style-name="T20"> in game</text:span></text:p>
      <text:p text:style-name="P15"><text:span text:style-name="T17">CBU-2/A</text:span><text:span text:style-name="T19"> -- </text:span><text:span text:style-name="T21">A</text:span><text:span text:style-name="T19">ntimaterial</text:span><text:span text:style-name="T20">, 72x </text:span><text:span text:style-name="T21">bomblets </text:span><text:span text:style-name="T20">in game</text:span></text:p>
      <text:p text:style-name="P2"><text:span text:style-name="T3">CBU-2B/A</text:span><text:span text:style-name="T26"> -- </text:span>A<text:span text:style-name="T24">ntimaterial, </text:span><text:span text:style-name="T25">81x </text:span>bomblets <text:span text:style-name="T25">in game</text:span></text:p>
      <text:p text:style-name="P1"/>
      <text:p text:style-name="P8">Dispensers - CBU-1/A, CBU-2/A, CBU-2B/A</text:p>
      <text:list xml:id="list55254484" text:style-name="L1">
        <text:list-item>
          <text:p text:style-name="P17"><text:span text:style-name="T7">Set tubes/pulse in the </text:span><text:span text:style-name="T9">kneeboard</text:span><text:span text:style-name="T7"> based on how many bomblets you want per pulse. <text:s/>See below for calculations. <text:s/>1 tube/pulse = 5 bomblets, 2 tubes/pulse = 10 bomblets.</text:span></text:p>
        </text:list-item>
        <text:list-item>
          <text:p text:style-name="P20"><text:span text:style-name="T1">Bomb Arm</text:span> switch ... <text:span text:style-name="T1">NOSE AND TAIL</text:span> or <text:span text:style-name="T1">TAIL</text:span></text:p>
        </text:list-item>
        <text:list-item>
          <text:p text:style-name="P20"><text:span text:style-name="T1">Function Selector</text:span> knob ... <text:span text:style-name="T1">BOMBS &amp; GM ARM</text:span></text:p>
        </text:list-item>
        <text:list-item>
          <text:p text:style-name="P20"><text:span text:style-name="T1">Pylon</text:span> switches ... <text:span text:style-name="T1">As needed</text:span></text:p>
        </text:list-item>
        <text:list-item>
          <text:p text:style-name="P21">Drop from very low altitude in level flight or very shallow dive. <text:s/>Pickle approx when target is halfway between gunsight center and bottom??</text:p>
        </text:list-item>
      </text:list>
      <text:p text:style-name="P5"/>
      <text:p text:style-name="P9">CBU-2B/A -- 81 bomblets per pylon (single racks):</text:p>
      <text:list xml:id="list2743313158" text:style-name="L2">
        <text:list-item>
          <text:p text:style-name="P18"><text:span text:style-name="T10">3 drops</text:span><text:span text:style-name="T7"> (actually </text:span><text:span text:style-name="T5">2.7</text:span><text:span text:style-name="T7">)</text:span><text:span text:style-name="T5">: 6 tubes/pulse, AWRS</text:span><text:span text:style-name="T7"> qty OFF</text:span><text:span text:style-name="T5">, Ripple Pairs, interval doesn't matter.</text:span></text:p>
        </text:list-item>
        <text:list-item>
          <text:p text:style-name="P22"><text:span text:style-name="T2">2 drops</text:span><text:span text:style-name="T23"> (actually </text:span>2.<text:span text:style-name="T22">0</text:span><text:span text:style-name="T23">25)</text:span>: 4 tubes/pulse, AWRS <text:span text:style-name="T23">qty</text:span> 2, Ripple Pairs, shortest possible interval (unless you want a longer string), <text:span text:style-name="T22">leaves 1 bomblet left in each container.</text:span></text:p>
        </text:list-item>
      </text:list>
      <text:p text:style-name="P10">CBU-2B/A, <text:span text:style-name="T23">162 bomblets </text:span>per pylon <text:span text:style-name="T23">(dual racks)</text:span>:</text:p>
      <text:list xml:id="list1620977109" text:style-name="L3">
        <text:list-item>
          <text:p text:style-name="P19"><text:span text:style-name="T10">3 drops</text:span><text:span text:style-name="T7"> (actually </text:span><text:span text:style-name="T5">2.</text:span><text:span text:style-name="T6">7</text:span><text:span text:style-name="T7">)</text:span><text:span text:style-name="T5">: 6 tubes/pulse, AWRS </text:span><text:span text:style-name="T7">qty</text:span><text:span text:style-name="T5"> 2, Ripple Pairs, shortest possible interval.</text:span></text:p>
        </text:list-item>
        <text:list-item>
          <text:p text:style-name="P23"><text:span text:style-name="T2">2 drops</text:span><text:span text:style-name="T23"> (actually 2.025)</text:span>: 4 tubes/pulse, AWRS <text:span text:style-name="T23">qty </text:span>4, Ripple Pairs, shortest possible interval (unless you want a longer string), leave<text:span text:style-name="T22">s</text:span> 1 bomblet left in each container.</text:p>
        </text:list-item>
      </text:list>
      <text:p text:style-name="P5"/>
      <text:p text:style-name="P12">Calculating the number of drops:</text:p>
      <text:list xml:id="list2533761832" text:style-name="L4">
        <text:list-item>
          <text:p text:style-name="P24">bomblets/container * containers/pylon = bomblets/pylon</text:p>
        </text:list-item>
        <text:list-item>
          <text:p text:style-name="P24">5 * tubes/pulse = bomblets/pulse</text:p>
        </text:list-item>
        <text:list-item>
          <text:p text:style-name="P24">bomblets/pulse * AWRS qty = bomblets/drop</text:p>
        </text:list-item>
        <text:list-item>
          <text:p text:style-name="P24">bomblets/drop / bomblets/pylon = total number of drops</text:p>
        </text:list-item>
      </text:list>
      <text:p text:style-name="P6"/>
      <text:p text:style-name="P11">Example, CBU-2B/A dual racks:</text:p>
      <text:list xml:id="list78599349" text:style-name="L5">
        <text:list-item>
          <text:p text:style-name="P25">81 bomblets/container * 2 containers/pylon = 162 bomblets/pylon</text:p>
        </text:list-item>
        <text:list-item>
          <text:p text:style-name="P26">5 * 6 tubes/pulse = 30 bomblets/pulse</text:p>
        </text:list-item>
        <text:list-item>
          <text:p text:style-name="P26">30 bomblets/pulse * 2 AWRS qty = 60 bomblets/drop</text:p>
        </text:list-item>
        <text:list-item>
          <text:p text:style-name="P29"><text:span text:style-name="T8">6</text:span><text:span text:style-name="T4">0 bomblets/drop / 162 bomblets/pylon = 2.70 drops</text:span></text:p>
        </text:list-item>
      </text:list>
      <text:p text:style-name="P4"/>
      <text:p text:style-name="P7">Misc notes:</text:p>
      <text:list xml:id="list1296179431" text:style-name="L6">
        <text:list-item>
          <text:p text:style-name="P27">With 2 pylons selected, in Step Single, each pickle press drops 1 pulse (5 bomblets) from 1 pylon, the next press drops from the next pylon, then back to the first, alternating.</text:p>
          <text:list>
            <text:list-item>
              <text:p text:style-name="P27">With Step Pairs and Step Salvo, each pickle press drops 1 pulse from both pylons.</text:p>
            </text:list-item>
            <text:list-item>
              <text:p text:style-name="P27">Seems to ignore interval setting.</text:p>
            </text:list-item>
          </text:list>
        </text:list-item>
        <text:list-item>
          <text:p text:style-name="P27">With 2 pylons selected, in Ripple Single, each pickle press drops 1 pulse, always dropping from the same pylon until that pylon is empty, then switches to the other pylon and drops from there.</text:p>
          <text:list>
            <text:list-item>
              <text:p text:style-name="P27">AWRS quantity selector sets number of pulses sent. <text:s/>Ripple Single drops from one pylon until empty. Ripple Pairs alternates pylons, Ripple Salvo drops from all pylons. <text:s/>Interval knob sets interval between pulses.</text:p>
            </text:list-item>
          </text:list>
        </text:list-item>
        <text:list-item>
          <text:p text:style-name="P28">Use AWRS quantity selector to set number of pulses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6:50.391000000</dc:date>
    <meta:editing-duration>PT14H20M48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425" meta:character-count="2496" meta:non-whitespace-character-count="2123"/>
  </office:meta>
</office:document-meta>
</file>